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fd56" officeooo:paragraph-rsid="000ffd56"/>
    </style:style>
    <style:style style:name="P2" style:family="paragraph" style:parent-style-name="Standard">
      <style:text-properties officeooo:rsid="00116a0d" officeooo:paragraph-rsid="00116a0d"/>
    </style:style>
    <style:style style:name="P3" style:family="paragraph" style:parent-style-name="Standard">
      <style:text-properties officeooo:rsid="0012c9a5" officeooo:paragraph-rsid="0012c9a5"/>
    </style:style>
    <style:style style:name="P4" style:family="paragraph" style:parent-style-name="Standard">
      <style:text-properties officeooo:rsid="0014b28c" officeooo:paragraph-rsid="0014b28c"/>
    </style:style>
    <style:style style:name="P5" style:family="paragraph" style:parent-style-name="Standard">
      <style:text-properties officeooo:rsid="0016315d" officeooo:paragraph-rsid="0016315d"/>
    </style:style>
    <style:style style:name="P6" style:family="paragraph" style:parent-style-name="Standard">
      <style:text-properties officeooo:rsid="001c3d02" officeooo:paragraph-rsid="001c3d02"/>
    </style:style>
    <style:style style:name="P7" style:family="paragraph" style:parent-style-name="Standard">
      <style:text-properties officeooo:rsid="0018238d" officeooo:paragraph-rsid="0018238d"/>
    </style:style>
    <style:style style:name="P8" style:family="paragraph" style:parent-style-name="Standard">
      <style:text-properties officeooo:rsid="0019949d" officeooo:paragraph-rsid="0019949d"/>
    </style:style>
    <style:style style:name="P9" style:family="paragraph" style:parent-style-name="Standard">
      <style:text-properties officeooo:rsid="001b4462" officeooo:paragraph-rsid="001b4462"/>
    </style:style>
    <style:style style:name="P10" style:family="paragraph" style:parent-style-name="Standard">
      <style:text-properties officeooo:rsid="001ddde9" officeooo:paragraph-rsid="001ddde9"/>
    </style:style>
    <style:style style:name="P11" style:family="paragraph" style:parent-style-name="Standard">
      <style:text-properties officeooo:rsid="001de32e" officeooo:paragraph-rsid="001de32e"/>
    </style:style>
    <style:style style:name="P12" style:family="paragraph" style:parent-style-name="Standard">
      <style:text-properties officeooo:rsid="0020a1d7" officeooo:paragraph-rsid="0020a1d7"/>
    </style:style>
    <style:style style:name="P13" style:family="paragraph" style:parent-style-name="Standard">
      <style:text-properties officeooo:rsid="0021d4ce" officeooo:paragraph-rsid="0021d4ce"/>
    </style:style>
    <style:style style:name="P14" style:family="paragraph" style:parent-style-name="Standard">
      <style:text-properties officeooo:rsid="0023b233" officeooo:paragraph-rsid="0023b233"/>
    </style:style>
    <style:style style:name="P15" style:family="paragraph" style:parent-style-name="Standard">
      <style:text-properties officeooo:rsid="0026ef2c" officeooo:paragraph-rsid="0026ef2c"/>
    </style:style>
    <style:style style:name="P16" style:family="paragraph" style:parent-style-name="Standard">
      <style:text-properties officeooo:rsid="0027a994" officeooo:paragraph-rsid="0027a994"/>
    </style:style>
    <style:style style:name="P17" style:family="paragraph" style:parent-style-name="Standard">
      <style:text-properties officeooo:rsid="002894c6" officeooo:paragraph-rsid="002894c6"/>
    </style:style>
    <style:style style:name="P18" style:family="paragraph" style:parent-style-name="Standard">
      <style:text-properties officeooo:rsid="002b3ae5" officeooo:paragraph-rsid="002b3ae5"/>
    </style:style>
    <style:style style:name="P19" style:family="paragraph" style:parent-style-name="Standard">
      <style:text-properties officeooo:rsid="002cea7b" officeooo:paragraph-rsid="002cea7b"/>
    </style:style>
    <style:style style:name="P20" style:family="paragraph" style:parent-style-name="Standard">
      <style:text-properties officeooo:rsid="002d01a8" officeooo:paragraph-rsid="002d01a8"/>
    </style:style>
    <style:style style:name="P21" style:family="paragraph" style:parent-style-name="Standard">
      <style:text-properties officeooo:rsid="002d6dbe" officeooo:paragraph-rsid="002d6dbe"/>
    </style:style>
    <style:style style:name="P22" style:family="paragraph" style:parent-style-name="Standard">
      <style:text-properties officeooo:rsid="00316be0" officeooo:paragraph-rsid="00316be0"/>
    </style:style>
    <style:style style:name="T1" style:family="text">
      <style:text-properties officeooo:rsid="001235e8"/>
    </style:style>
    <style:style style:name="T2" style:family="text">
      <style:text-properties officeooo:rsid="0017ae9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dde9"/>
    </style:style>
    <style:style style:name="T5" style:family="text">
      <style:text-properties officeooo:rsid="001f6e8f"/>
    </style:style>
    <style:style style:name="T6" style:family="text">
      <style:text-properties officeooo:rsid="0027a994"/>
    </style:style>
    <style:style style:name="T7" style:family="text">
      <style:text-properties officeooo:rsid="00335ffc"/>
    </style:style>
    <style:style style:name="T8" style:family="text">
      <style:text-properties officeooo:rsid="0029ff91"/>
    </style:style>
    <style:style style:name="T9" style:family="text">
      <style:text-properties officeooo:rsid="002bf349"/>
    </style:style>
    <style:style style:name="T10" style:family="text">
      <style:text-properties officeooo:rsid="002f4133"/>
    </style:style>
    <style:style style:name="T11" style:family="text">
      <style:text-properties officeooo:rsid="0030e6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zione SQL</text:p>
      <text:p text:style-name="P1"/>
      <text:p text:style-name="P2">Structured query language: linguaggio di interrogazione per gestire i sistemi di gestione di database relazionali. É un linguaggio semplice, basato quasi su linguaggio naturale (inglese). <text:span text:style-name="T1">Osw Anna02 sql</text:span></text:p>
      <text:p text:style-name="P2"/>
      <text:p text:style-name="P3">RDMBS: relational database management system</text:p>
      <text:p text:style-name="P3">Ci sono molti linguaggi che supportano SQL. → ODBC, python, java, .NET, PHP, Mono.</text:p>
      <text:p text:style-name="P4">SQL è un linguagio standard per archiviazione, manipolazione e recupero dati nei database, ce un sql globale (standard) ma ce ne sono anche altre versioni ed estensioni.</text:p>
      <text:p text:style-name="P5">Query: richiesta al database per cercare, modificare o eliminare dati dal database.</text:p>
      <text:p text:style-name="P6">SI possono scrivere le query su più righe. </text:p>
      <text:p text:style-name="P5"/>
      <text:p text:style-name="P5">Per selezionare <text:span text:style-name="T2">si usa il termine SELECT, per estrarre alcune colonne dal un database (FROM)</text:span></text:p>
      <text:p text:style-name="P7">Sintassi molto specifica, ad esempio non cambia scrivere i comandi minuscoli o maiuscoli. Per nomi tabelle e colonne deve esserci uniformità. Con “” si commentano le varie righe (escludi il codice, con python #)</text:p>
      <text:p text:style-name="P8">Con * selezioni tutte le colonne del database, con la , possiamo selezionare + colonne (colonna 1, colonna2). Il risultato è una tabella temporanea con i dati selezionati.</text:p>
      <text:p text:style-name="P8"/>
      <text:p text:style-name="P8"><text:span text:style-name="T3">Select distinct</text:span>: restituisce i valori distinti tra loro, quindi senza ripetizioni;</text:p>
      <text:p text:style-name="P8"><text:span text:style-name="T3">Select count</text:span>: con count possiamo invece contare i valori della tabella</text:p>
      <text:p text:style-name="P8"/>
      <text:p text:style-name="P9"><text:span text:style-name="T3">WHERE</text:span>: è una clausola, serve per mettere una condizione in modo da filtrare i record nella tabella temporanea. CI sono diversi tipi di condizioni e vanno scritti tra singoli apici ’’</text:p>
      <text:p text:style-name="P9"/>
      <text:p text:style-name="P9">&lt;&gt; <text:span text:style-name="T4">o !=</text:span> <text:span text:style-name="T4">= non uguale</text:span></text:p>
      <text:p text:style-name="P10"><text:span text:style-name="T3">between</text:span> e <text:span text:style-name="T3">and</text:span>: un certo intervallo</text:p>
      <text:p text:style-name="P10"/>
      <text:p text:style-name="P10"><text:span text:style-name="T3">like</text:span>: cerca un pattern, un eguaglianza parziale o totale.</text:p>
      <text:p text:style-name="P11"><text:span text:style-name="T3">In</text:span>: per specificare più valori possibili, <text:span text:style-name="T5">è un insieme di valori (tipo range)</text:span></text:p>
      <text:p text:style-name="P11"/>
      <text:p text:style-name="P12">non ce un ordine chiaro di default, ma si può impostare con ascendente o discendente.</text:p>
      <text:p text:style-name="P12"/>
      <text:p text:style-name="P12"><text:span text:style-name="T3">Null</text:span>: <text:s/>è un modo per indicare un valore mancante nella tabella ( e il suo contrario <text:s/>IS Not null)</text:p>
      <text:p text:style-name="P11"/>
      <text:p text:style-name="P13">SI possono combinare più condizioni (And, Or, Not), si usa sempre il Where all’inizio. Con le parantesi si indicano un gruppo di condizioni.</text:p>
      <text:p text:style-name="P13"/>
      <text:p text:style-name="P14"><text:span text:style-name="T3">Order BY:</text:span> serve a ordinare i valori nella tabella result set con due possibili criteri ASC o DESC ( di default ASC se non specificato). Ordina tutto sulla prima colonna selezionata, poi mette la seconda colonna che ordina sempre per i valori inclusi.</text:p>
      <text:p text:style-name="P14"/>
      <text:p text:style-name="P15"><text:span text:style-name="T3">Group BY</text:span>: raggruppare i <text:span text:style-name="T6">record</text:span> con gli stessi valori <text:span text:style-name="T6">nella tabella su una o più colonne.</text:span></text:p>
      <text:p text:style-name="P15"/>
      <text:p text:style-name="P16">Group by va sempre inserito prima di order, where va per <text:span text:style-name="T7">primo</text:span>.</text:p>
      <text:p text:style-name="P16"/>
      <text:p text:style-name="P17">É importante sapere e vedere il tipo di dato della colonna (chr, string, num, <text:span text:style-name="T8">float, time, etc</text:span>)</text:p>
      <text:p text:style-name="P16"/>
      <text:p text:style-name="P18"><text:span text:style-name="T3">Insert into</text:span>: inserimento di nuovi record nella tabella, <text:span text:style-name="T9">si può non specificare le colonne ma bisogna essere sicure che i valori abbaino l’ordine corretto delle colonne.</text:span></text:p>
      <text:p text:style-name="P18"/>
      <text:p text:style-name="P18"><text:soft-page-break/>insert into nome tabella()</text:p>
      <text:p text:style-name="P18">Values(inserimento valori)</text:p>
      <text:p text:style-name="P18"/>
      <text:p text:style-name="P19"><text:span text:style-name="T3">Update</text:span>: serve a modificare i record esistenti in una tabella, è bene utilizzare un where per mettere delle condizioni che salvaguardino la tabella, perché se no si aggiornerebbe tutta.</text:p>
      <text:p text:style-name="P19"/>
      <text:p text:style-name="P20"><text:span text:style-name="T3">Delete</text:span>: cancellare un record a seconda della condizione</text:p>
      <text:p text:style-name="P20"/>
      <text:p text:style-name="P21"><text:span text:style-name="T3">Join</text:span>: <text:span text:style-name="T10">permette di combinare righe/</text:span><text:span text:style-name="T11">colonne</text:span><text:span text:style-name="T10"> da una o più tabelle, creandone una terza con la combinazione scelta.</text:span></text:p>
      <text:p text:style-name="P21"/>
      <text:p text:style-name="P22"><text:span text:style-name="T3">Inner join</text:span>: ciò che hanno in comune gli insiemi/elementi da joina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08:55:22.411871900</meta:creation-date>
    <dc:date>2026-04-20T12:49:19.081802400</dc:date>
    <meta:editing-duration>PT3H53M1S</meta:editing-duration>
    <meta:editing-cycles>36</meta:editing-cycles>
    <meta:generator>LibreOffice/25.8.5.2$Windows_X86_64 LibreOffice_project/9c8b85f387cc00a89945a79c9e6239f32e450ac2</meta:generator>
    <meta:document-statistic meta:table-count="0" meta:image-count="0" meta:object-count="0" meta:page-count="2" meta:paragraph-count="31" meta:word-count="502" meta:character-count="3090" meta:non-whitespace-character-count="2616"/>
  </office:meta>
</office:document-meta>
</file>